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draw:shadow="visible" draw:shadow-offset-x="0.1cm" draw:shadow-offset-y="0.1cm"/>
    </style:style>
    <style:style style:name="gr2" style:family="graphic" style:parent-style-name="standard">
      <style:graphic-properties draw:textarea-vertical-align="middle" draw:auto-grow-height="false" draw:shadow="visible" draw:shadow-offset-x="0.1cm" draw:shadow-offset-y="0.1cm"/>
    </style:style>
    <style:style style:name="gr3" style:family="graphic" style:parent-style-name="standard">
      <style:graphic-properties draw:textarea-horizontal-align="justify" draw:textarea-vertical-align="middle" draw:auto-grow-height="false" fo:wrap-option="wrap" draw:shadow="visible" draw:shadow-offset-x="0.15cm" draw:shadow-offset-y="0.15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textarea-vertical-align="middle" draw:auto-grow-height="false" fo:wrap-option="wrap" draw:shadow="visible" draw:shadow-offset-x="0.1cm" draw:shadow-offset-y="0.1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start"/>
      <style:text-properties fo:font-size="10pt" style:font-size-asian="10pt" style:font-size-complex="10pt"/>
    </style:style>
    <style:style style:name="P5" style:family="paragraph"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2" draw:id="id1" draw:layer="layout" svg:width="2.25cm" svg:height="2.25cm" svg:x="3.75cm" svg:y="1.75cm">
            <text:p text:style-name="P1"><text:span text:style-name="T1">CdC</text:span></text:p>
            <text:p text:style-name="P1"><text:span text:style-name="T1">préliminaires</text:span>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2" draw:text-style-name="P2" draw:id="id3" draw:layer="layout" svg:width="2.25cm" svg:height="2.25cm" svg:x="9.25cm" svg:y="1.75cm">
            <text:p text:style-name="P1"><text:span text:style-name="T1">Spéc.</text:span></text:p>
            <text:p text:style-name="P1"><text:span text:style-name="T1">Techniques</text:span></text:p>
            <text:p text:style-name="P1"><text:span text:style-name="T1">des Besoins</text:span>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3" draw:text-style-name="P2" draw:id="id2" draw:layer="layout" svg:width="3.5cm" svg:height="1.5cm" svg:x="6cm" svg:y="7.35cm">
            <text:p text:style-name="P1"><text:span text:style-name="T1">Lister les besoins en explicitant critères candidats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1" draw:layer="layout" draw:line-skew="-0.976cm" svg:x1="4.875cm" svg:y1="3.867cm" svg:x2="7.75cm" svg:y2="7.35cm" draw:start-shape="id1" draw:start-glue-point="6" draw:end-shape="id2" draw:end-glue-point="0" svg:d="m4875 3867v883h2875v2600">
            <text:p/>
          </draw:connector>
          <draw:connector draw:style-name="gr4" draw:text-style-name="P1" draw:layer="layout" draw:line-skew="-0.976cm" svg:x1="10.375cm" svg:y1="3.867cm" svg:x2="7.75cm" svg:y2="7.35cm" draw:start-shape="id3" draw:start-glue-point="6" draw:end-shape="id2" svg:d="m10375 3867v883h-2625v2600">
            <text:p/>
          </draw:connector>
          <draw:custom-shape draw:style-name="gr5" draw:text-style-name="P2" draw:id="id4" draw:layer="layout" svg:width="2.5cm" svg:height="2.25cm" svg:x="6.5cm" svg:y="9.65cm">
            <text:p text:style-name="P1"><text:span text:style-name="T1">Liste besoins</text:span></text:p>
            <text:p text:style-name="P1"><text:span text:style-name="T1">adaptés à la division</text:span>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onnector draw:style-name="gr4" draw:text-style-name="P1" draw:layer="layout" svg:x1="7.75cm" svg:y1="8.85cm" svg:x2="7.75cm" svg:y2="9.65cm" draw:start-shape="id2" draw:start-glue-point="2" draw:end-shape="id4" draw:end-glue-point="4" svg:d="m7750 8850v800">
            <text:p/>
          </draw:connector>
          <draw:custom-shape draw:style-name="gr3" draw:text-style-name="P2" draw:id="id5" draw:layer="layout" svg:width="3.5cm" svg:height="1.5cm" svg:x="6cm" svg:y="12.55cm">
            <text:p text:style-name="P1"><text:span text:style-name="T1">Définir</text:span></text:p>
            <text:p text:style-name="P1"><text:span text:style-name="T1">sous-ensembl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id="id6" draw:layer="layout" svg:width="3.5cm" svg:height="1.5cm" svg:x="6cm" svg:y="14.9cm">
            <text:p text:style-name="P1"><text:span text:style-name="T1">Choisir méthode/outil pour chaque sous-proj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draw:id="id9" draw:layer="layout" svg:width="2.5cm" svg:height="2.25cm" svg:x="6.5cm" svg:y="22.75cm">
            <text:p text:style-name="P3"><text:span text:style-name="T1">Valider</text:span></text:p>
            <text:p text:style-name="P3"><text:span text:style-name="T1">granularité</text:span></text:p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custom-shape draw:style-name="gr3" draw:text-style-name="P2" draw:id="id7" draw:layer="layout" svg:width="3.5cm" svg:height="1.5cm" svg:x="6cm" svg:y="17.25cm">
            <text:p text:style-name="P1"><text:span text:style-name="T1">Redaction jusqu’au niveau de granularité coura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2" draw:id="id8" draw:layer="layout" svg:width="2.5cm" svg:height="2.25cm" svg:x="6.5cm" svg:y="19.75cm">
            <text:p text:style-name="P1"><text:span text:style-name="T1">Version du Dossier de Division en SE</text:span>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onnector draw:style-name="gr4" draw:text-style-name="P1" draw:layer="layout" svg:x1="7.75cm" svg:y1="11.767cm" svg:x2="7.75cm" svg:y2="12.55cm" draw:start-shape="id4" draw:start-glue-point="6" draw:end-shape="id5" draw:end-glue-point="0" svg:d="m7750 11767v783">
            <text:p/>
          </draw:connector>
          <draw:connector draw:style-name="gr4" draw:text-style-name="P1" draw:layer="layout" svg:x1="7.75cm" svg:y1="14.05cm" svg:x2="7.75cm" svg:y2="14.9cm" draw:start-shape="id5" draw:start-glue-point="2" draw:end-shape="id6" draw:end-glue-point="0" svg:d="m7750 14050v850">
            <text:p/>
          </draw:connector>
          <draw:connector draw:style-name="gr4" draw:text-style-name="P1" draw:layer="layout" svg:x1="7.75cm" svg:y1="16.4cm" svg:x2="7.75cm" svg:y2="17.25cm" draw:start-shape="id6" draw:start-glue-point="2" draw:end-shape="id7" draw:end-glue-point="0" svg:d="m7750 16400v850">
            <text:p/>
          </draw:connector>
          <draw:connector draw:style-name="gr4" draw:text-style-name="P1" draw:layer="layout" svg:x1="7.75cm" svg:y1="18.75cm" svg:x2="7.75cm" svg:y2="19.75cm" draw:start-shape="id7" draw:start-glue-point="2" draw:end-shape="id8" draw:end-glue-point="4" svg:d="m7750 18750v1000">
            <text:p/>
          </draw:connector>
          <draw:connector draw:style-name="gr4" draw:text-style-name="P1" draw:layer="layout" svg:x1="7.75cm" svg:y1="21.867cm" svg:x2="7.75cm" svg:y2="22.75cm" draw:start-shape="id8" draw:start-glue-point="6" draw:end-shape="id9" draw:end-glue-point="4" svg:d="m7750 21867v883">
            <text:p/>
          </draw:connector>
          <draw:connector draw:style-name="gr7" draw:text-style-name="P2" draw:layer="layout" draw:line-skew="-1.749cm -0.849cm" svg:x1="6.5cm" svg:y1="23.875cm" svg:x2="7.75cm" svg:y2="7.35cm" draw:start-shape="id9" draw:start-glue-point="5" draw:end-shape="id2" draw:end-glue-point="0" svg:d="m6500 23875h-2750v-17875h4000v1350">
            <text:p text:style-name="P4"><text:span text:style-name="T1">n</text:span><text:span text:style-name="T1">o</text:span><text:span text:style-name="T1">n</text:span></text:p>
          </draw:connector>
          <draw:frame draw:style-name="gr8" draw:text-style-name="P5" draw:layer="layout" svg:width="1.213cm" svg:height="0.725cm" svg:x="2.595cm" svg:y="15.5cm">
            <draw:text-box>
              <text:p text:style-name="P5"><text:span text:style-name="T2">non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1-18T03:04:49</meta:creation-date>
    <meta:editing-duration>PT00H10M12S</meta:editing-duration>
    <meta:editing-cycles>3</meta:editing-cycles>
    <meta:generator>OpenOffice.org/3.2$Unix OpenOffice.org_project/320m19$Build-9505</meta:generator>
    <meta:initial-creator>Leandro Mattioli</meta:initial-creator>
    <dc:date>2011-01-18T03:15:00</dc:date>
    <dc:creator>Leandro Mattioli</dc:creator>
    <meta:document-statistic meta:object-count="20"/>
  </office:meta>
</office:document-meta>
</file>